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color="#000000" style:font-name="Arial1" fo:font-size="11pt" style:font-name-asian="Times New Roman" style:font-size-asian="11pt" style:font-name-complex="Arial1" style:font-size-complex="11pt"/>
    </style:style>
    <style:style style:name="T9" style:family="text">
      <style:text-properties fo:text-transform="lowercase" fo:color="#000000" style:font-name="Arial1" fo:font-size="11pt" style:font-name-asian="Times New Roman" style:font-size-asian="11pt" style:font-name-complex="Arial1" style:font-size-complex="11pt"/>
    </style:style>
    <style:style style:name="T10" style:family="text">
      <style:text-properties fo:text-transform="capitalize"/>
    </style:style>
    <style:style style:name="T11" style:family="text"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T12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 :<text:span text:style-name="T7"> DPAS/SIS/BADA/SUSPENSION/</text:span><text:span text:style-name="T7"><text:date style:data-style-name="N106" text:date-value="2015-06-24T15:37:10.303000286">2015</text:date></text:span></text:p>
              <text:p text:style-name="P5"><text:span text:style-name="T6"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10"><text:user-field-get text:name="user_prenom">user_prenom</text:user-field-get></text:span> <text:bookmark-start text:name="Texte71"/><text:span text:style-name="T10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6-24T15:37:10.318999872">24/06/2015</text:date></text:p>
            </table:table-cell>
            <table:table-cell table:style-name="Tableau1.B3" office:value-type="string">
              <text:p text:style-name="P17"><text:span text:style-name="T8"><text:user-field-get text:name="adresse_numvoie"/></text:span><text:span text:style-name="T8"> </text:span><text:span text:style-name="T11"><text:user-field-get text:name="adresse_typevoie"/></text:span><text:span text:style-name="T11"> </text:span><text:user-field-get text:name="adresse_nomvoie"/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3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3"/>
        <text:p text:style-name="P13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3"/>
        <text:p text:style-name="P13">Je vous rappelle le caractère obligatoire du CER</text:p>
        <text:p text:style-name="P13"/>
        <text:p text:style-name="P13">Nous constatons à ce jour que vous n’avez pas donné suite à ces rappels.</text:p>
        <text:p text:style-name="P15">En l’absence de CER, votre situation sera soumise à la prochaine réunion de l’Equipe Pluridisciplinaire (EP) afin de recueillir son avis sur une éventuelle suspension ou réduction de votre allocation.</text:p>
        <text:p text:style-name="P15"/>
        <text:p text:style-name="P13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3"/>
        <text:p text:style-name="P14"><text:user-field-get text:name="commissionep_lieuseance"/></text:p>
        <text:p text:style-name="P14"><text:user-field-get text:name="commissionep_adresseseance"/></text:p>
        <text:p text:style-name="P14"><text:user-field-get text:name="commissionep_codepostalseance"/> <text:span text:style-name="T12"><text:user-field-get text:name="commissionep_villeseance"/></text:span></text:p>
        <text:p text:style-name="P14"/>
        <text:p text:style-name="P13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5">Toutefois, si vous venez de réaliser un CER, votre situation est régularisée et vous ne devez pas tenir compte de ce courrier.</text:p>
        <text:p text:style-name="P15"/>
        <text:p text:style-name="P13">Je vous prie d’agréer, <text:user-field-get text:name="personne_qual"/>, l’expression de mes salutations distinguées.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6-24T15:37:09.991000000</dc:date>
    <dc:creator>linda baitech</dc:creator>
    <meta:editing-duration>PT6H40M19S</meta:editing-duration>
    <meta:editing-cycles>10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3" meta:word-count="261" meta:character-count="1646" meta:non-whitespace-character-count="1394"/>
  </office:meta>
</office:document-meta>
</file>